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E4000000AB07E765985.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15.748cm, 0cm, 0cm)" draw:image-opacity="100%" style:mirror="none"/>
    </style:style>
    <style:style style:name="gr2" style:family="graphic" style:parent-style-name="standard">
      <style:graphic-properties draw:stroke="none" draw:fill="solid" draw:fill-color="#333333" draw:textarea-horizontal-align="justify" draw:textarea-vertical-align="middle" draw:auto-grow-height="false"/>
    </style:style>
    <style:style style:name="gr3" style:family="graphic" style:parent-style-name="standard">
      <style:graphic-properties draw:stroke="none" draw:fill="solid"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1.909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6.98cm"/>
    </style:style>
    <style:style style:name="gr6" style:family="graphic" style:parent-style-name="standard">
      <style:graphic-properties draw:stroke="none" svg:stroke-color="#000000" draw:fill="none" draw:fill-color="#ffffff" draw:textarea-horizontal-align="left" draw:auto-grow-height="true" draw:auto-grow-width="false" fo:min-height="1.96cm" fo:min-width="3.818cm"/>
    </style:style>
    <style:style style:name="gr7" style:family="graphic" style:parent-style-name="standard">
      <style:graphic-properties draw:stroke="none" svg:stroke-color="#000000" draw:fill="none" draw:fill-color="#ffffff" draw:textarea-horizontal-align="left" draw:auto-grow-height="true" draw:auto-grow-width="false" fo:min-height="8.894cm" fo:min-width="21.344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color="#e6e6e6" fo:font-family="'Gentium Book Basic'" style:font-pitch="variable" fo:font-size="36pt" fo:font-weight="normal" style:font-size-asian="36pt" style:font-weight-asian="normal" style:font-size-complex="36pt" style:font-weight-complex="normal"/>
    </style:style>
    <style:style style:name="P4" style:family="paragraph">
      <style:text-properties fo:color="#0099ff" fo:font-family="'Linux Biolinum O'" style:font-pitch="variable" fo:font-size="18pt" style:font-size-asian="18pt" style:font-size-complex="18pt"/>
    </style:style>
    <style:style style:name="P5" style:family="paragraph">
      <style:paragraph-properties fo:line-height="150%" fo:text-align="end"/>
    </style:style>
    <style:style style:name="P6" style:family="paragraph">
      <style:paragraph-properties fo:line-height="150%" fo:text-align="end"/>
      <style:text-properties fo:color="#b3b3b3" fo:font-family="'Gentium Book Basic'" style:font-pitch="variable" fo:font-size="22pt" fo:font-style="italic" style:font-size-asian="22pt" style:font-style-asian="italic" style:font-size-complex="22pt" style:font-style-complex="italic"/>
    </style:style>
    <style:style style:name="P7" style:family="paragraph">
      <style:paragraph-properties fo:text-align="justify"/>
      <style:text-properties fo:font-size="14pt" style:font-size-asian="14pt" style:font-size-complex="14pt"/>
    </style:style>
    <style:style style:name="P8" style:family="paragraph">
      <style:paragraph-properties fo:text-align="justify"/>
      <style:text-properties fo:color="#cccccc" fo:font-family="'Linux Biolinum O'" style:font-pitch="variable" fo:font-size="14pt" style:font-size-asian="14pt" style:font-size-complex="14pt"/>
    </style:style>
    <style:style style:name="P9" style:family="paragraph">
      <style:text-properties fo:color="#e6e6e6" fo:font-family="'Gentium Book Basic'" style:font-pitch="variable" fo:font-size="22pt" fo:font-style="italic" style:font-size-asian="22pt" style:font-style-asian="italic" style:font-size-complex="22pt" style:font-style-complex="italic"/>
    </style:style>
    <style:style style:name="T1" style:family="text">
      <style:text-properties fo:color="#e6e6e6" fo:font-family="'Gentium Book Basic'" style:font-pitch="variable" fo:font-size="36pt" fo:font-weight="normal" style:font-size-asian="36pt" style:font-weight-asian="normal" style:font-size-complex="36pt" style:font-weight-complex="normal"/>
    </style:style>
    <style:style style:name="T2" style:family="text">
      <style:text-properties fo:color="#0099ff" fo:font-family="'Linux Biolinum O'" style:font-pitch="variable" fo:font-size="18pt" style:font-size-asian="18pt" style:font-size-complex="18pt"/>
    </style:style>
    <style:style style:name="T3" style:family="text">
      <style:text-properties fo:color="#b3b3b3" fo:font-family="'Gentium Book Basic'" style:font-pitch="variable" fo:font-size="22pt" fo:font-style="italic" style:font-size-asian="22pt" style:font-style-asian="italic" style:font-size-complex="22pt" style:font-style-complex="italic"/>
    </style:style>
    <style:style style:name="T4" style:family="text">
      <style:text-properties fo:color="#cccccc" fo:font-family="'Linux Biolinum O'" style:font-pitch="variable" fo:font-size="14pt" style:font-size-asian="14pt" style:font-size-complex="14pt"/>
    </style:style>
    <style:style style:name="T5" style:family="text">
      <style:text-properties fo:color="#e6e6e6" fo:font-family="'Gentium Book Basic'" style:font-pitch="variable" fo:font-size="22pt"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779cm" svg:height="13.74cm" draw:transform="rotate (1.5707963267949) translate (0.103cm 17.779cm)">
          <draw:image xlink:href="Pictures/1000000000000E4000000AB07E765985.jpg" xlink:type="simple" xlink:show="embed" xlink:actuate="onLoad">
            <text:p/>
          </draw:image>
        </draw:frame>
        <draw:custom-shape draw:style-name="gr2" draw:text-style-name="P1" draw:layer="layout" svg:width="19.558cm" svg:height="17.78cm" svg:x="8.255cm" svg:y="0cm">
          <text:p/>
          <draw:enhanced-geometry svg:viewBox="0 0 21600 21600" draw:type="rectangle" draw:enhanced-path="M 0 0 L 21600 0 21600 21600 0 21600 0 0 Z N"/>
        </draw:custom-shape>
        <draw:custom-shape draw:style-name="gr3" draw:text-style-name="P1" draw:layer="layout" svg:width="19.558cm" svg:height="5.207cm" svg:x="8.255cm" svg:y="0cm">
          <text:p/>
          <draw:enhanced-geometry svg:viewBox="0 0 21600 21600" draw:type="rectangle" draw:enhanced-path="M 0 0 L 21600 0 21600 21600 0 21600 0 0 Z N"/>
        </draw:custom-shape>
        <draw:frame draw:style-name="gr4" draw:text-style-name="P3" draw:layer="layout" svg:width="12.735cm" svg:height="2.159cm" svg:x="9.652cm" svg:y="1.143cm">
          <draw:text-box>
            <text:p text:style-name="P2"><text:span text:style-name="T1">Andrew A. Cashner</text:span></text:p>
          </draw:text-box>
        </draw:frame>
        <draw:frame draw:style-name="gr5" draw:text-style-name="P4" draw:layer="layout" svg:width="7.576cm" svg:height="0.975cm" svg:x="9.652cm" svg:y="3.771cm">
          <draw:text-box>
            <text:p><text:span text:style-name="T2">Home</text:span><text:span text:style-name="T2"><text:tab/></text:span><text:span text:style-name="T2">News</text:span><text:span text:style-name="T2"><text:tab/></text:span><text:span text:style-name="T2">About</text:span></text:p>
          </draw:text-box>
        </draw:frame>
        <draw:frame draw:style-name="gr6" draw:text-style-name="P6" draw:layer="layout" svg:width="4.318cm" svg:height="3.838cm" svg:x="22.098cm" svg:y="1.357cm">
          <draw:text-box>
            <text:p text:style-name="P5"><text:span text:style-name="T3">Musician</text:span></text:p>
            <text:p text:style-name="P5"><text:span text:style-name="T3">Musicologist</text:span></text:p>
          </draw:text-box>
        </draw:frame>
        <draw:frame draw:style-name="gr7" draw:text-style-name="P8" draw:layer="layout" svg:width="12.065cm" svg:height="9.339cm" svg:x="12.129cm" svg:y="7.62cm">
          <draw:text-box>
            <text:p text:style-name="P7"><text:span text:style-name="T4">Verumtamen, cum reminiscor lacrymas meas, quas fudi ad cantus Ecclesiae tuae in primordiis recuperatae fidei meae, et nuncipso quod moveor, non cantu, sed rebus quae cantantur, cum liquida voce et convenientissima modulatione cantantur, magnam instituti hujus utilitatem rursus agnosco. Ita fluctuo inte rpericulum voluptatis et experimentum salubritatis; magisque adducor, non quidem irretractabilem sententiam proferens, cantandi consuetudinem approbare in Ecclesia; ut per oblectamenta aurium infirmior animus in affectum pietatis assurgat. Tamen, cum mihi accidit ut me amplius cantus, quamres quae canitur, moveat; poenaliter me peccare confiteor, et tunc mallem non audire cantantem. Ecce ubi sum: flete mecum, et pro me flete, qui aliquid boni vobiscum intus agitis unde facta procedunt.</text:span></text:p>
          </draw:text-box>
        </draw:frame>
        <draw:frame draw:style-name="gr8" draw:text-style-name="P9" draw:layer="layout" svg:width="3.131cm" svg:height="1.148cm" svg:x="12.129cm" svg:y="6.096cm">
          <draw:text-box>
            <text:p text:style-name="P9"><text:span text:style-name="T5">Welcom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w Cashner</meta:initial-creator>
    <meta:creation-date>2014-05-22T13:58:20</meta:creation-date>
    <dc:date>2014-05-23T07:46:36</dc:date>
    <dc:creator>Andrew Cashner</dc:creator>
    <meta:editing-duration>PT2H46M44S</meta:editing-duration>
    <meta:editing-cycles>8</meta:editing-cycles>
    <meta:generator>LibreOffice/3.5$Linux_X86_64 LibreOffice_project/350m1$Build-2</meta:generator>
    <meta:document-statistic meta:object-count="8"/>
  </office:meta>
</office:document-meta>
</file>